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nvironmentAttributeModule.getAttributeNames(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AttributeModule.getAttribute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nvironmentAttributeModule.getAttributeValues( String name , Configuration modeConf , Map objectMod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